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882in" table:align="right" style:may-break-between-rows="false" style:writing-mode="lr-tb"/>
    </style:style>
    <style:style style:name="Table1.A" style:family="table-column">
      <style:table-column-properties style:column-width="6.888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="0.1pt solid #000000" style:writing-mode="lr-tb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Table_20_Contents">
      <style:text-properties officeooo:rsid="0016e758" officeooo:paragraph-rsid="0016e7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ext:p text:style-name="Standard">This is a line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2">Row 1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  <text:p text:style-name="Table_20_Contents">This is a line in a tab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viewer1 </meta:initial-creator>
    <meta:creation-date>2016-08-18T06:00:16.405758000</meta:creation-date>
    <dc:date>2016-08-23T18:36:45.224045381</dc:date>
    <meta:editing-cycles>3</meta:editing-cycles>
    <meta:editing-duration>PT4M44S</meta:editing-duration>
    <meta:generator>LibreOfficeDev/5.3.0.0.alpha0$Linux_X86_64 LibreOffice_project/176111160ddfbe4b6b36b300062bab156d46b211</meta:generator>
    <meta:document-statistic meta:table-count="1" meta:image-count="0" meta:object-count="0" meta:page-count="2" meta:paragraph-count="62" meta:word-count="339" meta:character-count="1200" meta:non-whitespace-character-count="923"/>
  </office:meta>
</office:document-meta>
</file>